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row>
          <mi>A</mi>
          <mo stretchy="false">∨</mo>
          <mi>B</mi>
        </mrow>
        <mo stretchy="false">−</mo>
        <mn>2x</mn>
      </mrow>
      <mo stretchy="false">+</mo>
      <mn>3x</mn>
    </mrow>
    <annotation encoding="StarMath 5.0">A or B -2x +3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stou testou</meta:initial-creator>
    <meta:creation-date>2013-03-14T14:00:45</meta:creation-date>
    <meta:generator>OpenOffice.org/3.3$Unix OpenOffice.org_project/330m20$Build-9567</meta:generator>
  </office:meta>
</office:document-meta>
</file>